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445in" svg:height="4.9748in" svg:x="0.6406in" svg:y="8.9386in">
            <draw:object draw:notify-on-update-of-ranges="Sheet1.N6:Sheet1.Y6 Sheet1.B6:Sheet1.M6 Sheet1.A7:Sheet1.A7 Sheet1.B7:Sheet1.M7 Sheet1.N6:Sheet1.Y6 Sheet1.A7:Sheet1.A7 Sheet1.N7:Sheet1.Y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6673in" svg:height="4.9846in" svg:x="12.7268in" svg:y="8.85in">
            <draw:object draw:notify-on-update-of-ranges="Sheet1.A3:Sheet1.M3 Sheet1.A3:Sheet1.M3 Sheet1.A5:Sheet1.A5 Sheet1.B5:Sheet1.M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2035in" svg:height="5.822in" svg:x="0.7953in" svg:y="2.3732in">
            <draw:object draw:notify-on-update-of-ranges="Sheet1.B6:Sheet1.M6 Sheet1.A9:Sheet1.A9 Sheet1.B7:Sheet1.M7 Sheet1.N6:Sheet1.Y6 Sheet1.N9:Sheet1.N9 Sheet1.N7:Sheet1.Y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2035in" svg:height="5.7193in" svg:x="12.4169in" svg:y="2.4181in">
            <draw:object draw:notify-on-update-of-ranges="Sheet1.B3:Sheet1.M3 Sheet1.A9:Sheet1.A9 Sheet1.B5:Sheet1.M5 Sheet1.N3:Sheet1.Y3 Sheet1.N9:Sheet1.N9 Sheet1.N5:Sheet1.Y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t, С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, К</text:p>
          </table:table-cell>
          <table:table-cell table:formula="of:=[.B2]+273.15" office:value-type="float" office:value="297.15" calcext:value-type="float">
            <text:p>297.15</text:p>
          </table:table-cell>
          <table:table-cell table:formula="of:=[.C2]+273.15" office:value-type="float" office:value="298.15" calcext:value-type="float">
            <text:p>298.15</text:p>
          </table:table-cell>
          <table:table-cell table:formula="of:=[.D2]+273.15" office:value-type="float" office:value="299.15" calcext:value-type="float">
            <text:p>299.15</text:p>
          </table:table-cell>
          <table:table-cell table:formula="of:=[.E2]+273.15" office:value-type="float" office:value="300.15" calcext:value-type="float">
            <text:p>300.15</text:p>
          </table:table-cell>
          <table:table-cell table:formula="of:=[.F2]+273.15" office:value-type="float" office:value="301.15" calcext:value-type="float">
            <text:p>301.15</text:p>
          </table:table-cell>
          <table:table-cell table:formula="of:=[.G2]+273.15" office:value-type="float" office:value="302.15" calcext:value-type="float">
            <text:p>302.15</text:p>
          </table:table-cell>
          <table:table-cell table:formula="of:=[.H2]+273.15" office:value-type="float" office:value="303.15" calcext:value-type="float">
            <text:p>303.15</text:p>
          </table:table-cell>
          <table:table-cell table:formula="of:=[.I2]+273.15" office:value-type="float" office:value="304.15" calcext:value-type="float">
            <text:p>304.15</text:p>
          </table:table-cell>
          <table:table-cell table:formula="of:=[.J2]+273.15" office:value-type="float" office:value="305.15" calcext:value-type="float">
            <text:p>305.15</text:p>
          </table:table-cell>
          <table:table-cell table:formula="of:=[.K2]+273.15" office:value-type="float" office:value="306.15" calcext:value-type="float">
            <text:p>306.15</text:p>
          </table:table-cell>
          <table:table-cell table:formula="of:=[.L2]+273.15" office:value-type="float" office:value="307.15" calcext:value-type="float">
            <text:p>307.15</text:p>
          </table:table-cell>
          <table:table-cell table:formula="of:=[.M2]+273.15" office:value-type="float" office:value="308.15" calcext:value-type="float">
            <text:p>308.15</text:p>
          </table:table-cell>
          <table:table-cell table:formula="of:=[.N2]+273.15" office:value-type="float" office:value="308.15" calcext:value-type="float">
            <text:p>308.15</text:p>
          </table:table-cell>
          <table:table-cell table:formula="of:=[.O2]+273.15" office:value-type="float" office:value="307.15" calcext:value-type="float">
            <text:p>307.15</text:p>
          </table:table-cell>
          <table:table-cell table:formula="of:=[.P2]+273.15" office:value-type="float" office:value="306.15" calcext:value-type="float">
            <text:p>306.15</text:p>
          </table:table-cell>
          <table:table-cell table:formula="of:=[.Q2]+273.15" office:value-type="float" office:value="305.15" calcext:value-type="float">
            <text:p>305.15</text:p>
          </table:table-cell>
          <table:table-cell table:formula="of:=[.R2]+273.15" office:value-type="float" office:value="304.15" calcext:value-type="float">
            <text:p>304.15</text:p>
          </table:table-cell>
          <table:table-cell table:formula="of:=[.S2]+273.15" office:value-type="float" office:value="303.15" calcext:value-type="float">
            <text:p>303.15</text:p>
          </table:table-cell>
          <table:table-cell table:formula="of:=[.T2]+273.15" office:value-type="float" office:value="302.15" calcext:value-type="float">
            <text:p>302.15</text:p>
          </table:table-cell>
          <table:table-cell table:formula="of:=[.U2]+273.15" office:value-type="float" office:value="301.15" calcext:value-type="float">
            <text:p>301.15</text:p>
          </table:table-cell>
          <table:table-cell table:formula="of:=[.V2]+273.15" office:value-type="float" office:value="300.15" calcext:value-type="float">
            <text:p>300.15</text:p>
          </table:table-cell>
          <table:table-cell table:formula="of:=[.W2]+273.15" office:value-type="float" office:value="299.15" calcext:value-type="float">
            <text:p>299.15</text:p>
          </table:table-cell>
          <table:table-cell table:formula="of:=[.X2]+273.15" office:value-type="float" office:value="298.15" calcext:value-type="float">
            <text:p>298.15</text:p>
          </table:table-cell>
          <table:table-cell table:formula="of:=[.Y2]+273.15" office:value-type="float" office:value="297.15" calcext:value-type="float">
            <text:p>297.15</text:p>
          </table:table-cell>
        </table:table-row>
        <table:table-row table:style-name="ro1">
          <table:table-cell table:style-name="ce1" office:value-type="string" calcext:value-type="string">
            <text:p>H, мм</text:p>
          </table:table-cell>
          <table:table-cell table:style-name="ce1" office:value-type="float" office:value="54.7" calcext:value-type="float">
            <text:p>54.7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60.67" calcext:value-type="float">
            <text:p>60.67</text:p>
          </table:table-cell>
          <table:table-cell table:style-name="ce1" office:value-type="float" office:value="64.5" calcext:value-type="float">
            <text:p>64.5</text:p>
          </table:table-cell>
          <table:table-cell table:style-name="ce1" office:value-type="float" office:value="69.66" calcext:value-type="float">
            <text:p>69.66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7.14" calcext:value-type="float">
            <text:p>77.14</text:p>
          </table:table-cell>
          <table:table-cell table:style-name="ce1" office:value-type="float" office:value="81.23" calcext:value-type="float">
            <text:p>81.23</text:p>
          </table:table-cell>
          <table:table-cell table:style-name="ce1" office:value-type="float" office:value="85.74" calcext:value-type="float">
            <text:p>85.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.42" calcext:value-type="float">
            <text:p>95.42</text:p>
          </table:table-cell>
          <table:table-cell table:style-name="ce1" office:value-type="float" office:value="100.71" calcext:value-type="float">
            <text:p>100.71</text:p>
          </table:table-cell>
          <table:table-cell table:style-name="ce3" office:value-type="float" office:value="100.71" calcext:value-type="float">
            <text:p>100.71</text:p>
          </table:table-cell>
          <table:table-cell table:style-name="ce3" office:value-type="float" office:value="95.97" calcext:value-type="float">
            <text:p>95.97</text:p>
          </table:table-cell>
          <table:table-cell table:style-name="ce3" office:value-type="float" office:value="91.05" calcext:value-type="float">
            <text:p>91.05</text:p>
          </table:table-cell>
          <table:table-cell table:style-name="ce3" office:value-type="float" office:value="86.98" calcext:value-type="float">
            <text:p>86.98</text:p>
          </table:table-cell>
          <table:table-cell table:style-name="ce3" office:value-type="float" office:value="81.47" calcext:value-type="float">
            <text:p>81.47</text:p>
          </table:table-cell>
          <table:table-cell table:style-name="ce3" office:value-type="float" office:value="77.81" calcext:value-type="float">
            <text:p>77.81</text:p>
          </table:table-cell>
          <table:table-cell table:style-name="ce3" office:value-type="float" office:value="73.1" calcext:value-type="float">
            <text:p>73.1</text:p>
          </table:table-cell>
          <table:table-cell table:style-name="ce3" office:value-type="float" office:value="68.74" calcext:value-type="float">
            <text:p>68.74</text:p>
          </table:table-cell>
          <table:table-cell table:style-name="ce3" office:value-type="float" office:value="65.22" calcext:value-type="float">
            <text:p>65.22</text:p>
          </table:table-cell>
          <table:table-cell table:style-name="ce3" office:value-type="float" office:value="62.88" calcext:value-type="float">
            <text:p>62.88</text:p>
          </table:table-cell>
          <table:table-cell table:style-name="ce3" office:value-type="float" office:value="59.38" calcext:value-type="float">
            <text:p>59.38</text:p>
          </table:table-cell>
          <table:table-cell table:style-name="ce3" office:value-type="float" office:value="57.05" calcext:value-type="float">
            <text:p>57.05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4]*9.8*13595.1/1000" office:value-type="float" office:value="7287.789306" calcext:value-type="float">
            <text:p>7287.789306</text:p>
          </table:table-cell>
          <table:table-cell table:formula="of:=[.C4]*9.8*13595.1/1000" office:value-type="float" office:value="7660.83885" calcext:value-type="float">
            <text:p>7660.83885</text:p>
          </table:table-cell>
          <table:table-cell table:formula="of:=[.D4]*9.8*13595.1/1000" office:value-type="float" office:value="8083.1842266" calcext:value-type="float">
            <text:p>8083.1842266</text:p>
          </table:table-cell>
          <table:table-cell table:formula="of:=[.E4]*9.8*13595.1/1000" office:value-type="float" office:value="8593.46271" calcext:value-type="float">
            <text:p>8593.46271</text:p>
          </table:table-cell>
          <table:table-cell table:formula="of:=[.F4]*9.8*13595.1/1000" office:value-type="float" office:value="9280.9397268" calcext:value-type="float">
            <text:p>9280.9397268</text:p>
          </table:table-cell>
          <table:table-cell table:formula="of:=[.G4]*9.8*13595.1/1000" office:value-type="float" office:value="9736.5930984" calcext:value-type="float">
            <text:p>9736.5930984</text:p>
          </table:table-cell>
          <table:table-cell table:formula="of:=[.H4]*9.8*13595.1/1000" office:value-type="float" office:value="10277.5149372" calcext:value-type="float">
            <text:p>10277.5149372</text:p>
          </table:table-cell>
          <table:table-cell table:formula="of:=[.I4]*9.8*13595.1/1000" office:value-type="float" office:value="10822.4337354" calcext:value-type="float">
            <text:p>10822.4337354</text:p>
          </table:table-cell>
          <table:table-cell table:formula="of:=[.J4]*9.8*13595.1/1000" office:value-type="float" office:value="11423.3099652" calcext:value-type="float">
            <text:p>11423.3099652</text:p>
          </table:table-cell>
          <table:table-cell table:formula="of:=[.K4]*9.8*13595.1/1000" office:value-type="float" office:value="11990.8782" calcext:value-type="float">
            <text:p>11990.8782</text:p>
          </table:table-cell>
          <table:table-cell table:formula="of:=[.L4]*9.8*13595.1/1000" office:value-type="float" office:value="12712.9955316" calcext:value-type="float">
            <text:p>12712.9955316</text:p>
          </table:table-cell>
          <table:table-cell table:formula="of:=[.M4]*9.8*13595.1/1000" office:value-type="float" office:value="13417.7927058" calcext:value-type="float">
            <text:p>13417.7927058</text:p>
          </table:table-cell>
          <table:table-cell table:formula="of:=[.N4]*9.8*13595.1/1000" office:value-type="float" office:value="13417.7927058" calcext:value-type="float">
            <text:p>13417.7927058</text:p>
          </table:table-cell>
          <table:table-cell table:formula="of:=[.O4]*9.8*13595.1/1000" office:value-type="float" office:value="12786.2731206" calcext:value-type="float">
            <text:p>12786.2731206</text:p>
          </table:table-cell>
          <table:table-cell table:formula="of:=[.P4]*9.8*13595.1/1000" office:value-type="float" office:value="12130.771779" calcext:value-type="float">
            <text:p>12130.771779</text:p>
          </table:table-cell>
          <table:table-cell table:formula="of:=[.Q4]*9.8*13595.1/1000" office:value-type="float" office:value="11588.5176204" calcext:value-type="float">
            <text:p>11588.5176204</text:p>
          </table:table-cell>
          <table:table-cell table:formula="of:=[.R4]*9.8*13595.1/1000" office:value-type="float" office:value="10854.4094106" calcext:value-type="float">
            <text:p>10854.4094106</text:p>
          </table:table-cell>
          <table:table-cell table:formula="of:=[.S4]*9.8*13595.1/1000" office:value-type="float" office:value="10366.7803638" calcext:value-type="float">
            <text:p>10366.7803638</text:p>
          </table:table-cell>
          <table:table-cell table:formula="of:=[.T4]*9.8*13595.1/1000" office:value-type="float" office:value="9739.257738" calcext:value-type="float">
            <text:p>9739.257738</text:p>
          </table:table-cell>
          <table:table-cell table:formula="of:=[.U4]*9.8*13595.1/1000" office:value-type="float" office:value="9158.3663052" calcext:value-type="float">
            <text:p>9158.3663052</text:p>
          </table:table-cell>
          <table:table-cell table:formula="of:=[.V4]*9.8*13595.1/1000" office:value-type="float" office:value="8689.3897356" calcext:value-type="float">
            <text:p>8689.3897356</text:p>
          </table:table-cell>
          <table:table-cell table:formula="of:=[.W4]*9.8*13595.1/1000" office:value-type="float" office:value="8377.6269024" calcext:value-type="float">
            <text:p>8377.6269024</text:p>
          </table:table-cell>
          <table:table-cell table:formula="of:=[.X4]*9.8*13595.1/1000" office:value-type="float" office:value="7911.3149724" calcext:value-type="float">
            <text:p>7911.3149724</text:p>
          </table:table-cell>
          <table:table-cell table:formula="of:=[.Y4]*9.8*13595.1/1000" office:value-type="float" office:value="7600.884459" calcext:value-type="float">
            <text:p>7600.884459</text:p>
          </table:table-cell>
        </table:table-row>
        <table:table-row table:style-name="ro1">
          <table:table-cell office:value-type="string" calcext:value-type="string">
            <text:p>1/T</text:p>
          </table:table-cell>
          <table:table-cell table:formula="of:=1/[.B3]" office:value-type="float" office:value="0.00336530371866061" calcext:value-type="float">
            <text:p>0.00336530371866061</text:p>
          </table:table-cell>
          <table:table-cell table:formula="of:=1/[.C3]" office:value-type="float" office:value="0.00335401643468053" calcext:value-type="float">
            <text:p>0.00335401643468053</text:p>
          </table:table-cell>
          <table:table-cell table:formula="of:=1/[.D3]" office:value-type="float" office:value="0.00334280461307037" calcext:value-type="float">
            <text:p>0.00334280461307037</text:p>
          </table:table-cell>
          <table:table-cell table:formula="of:=1/[.E3]" office:value-type="float" office:value="0.00333166749958354" calcext:value-type="float">
            <text:p>0.00333166749958354</text:p>
          </table:table-cell>
          <table:table-cell table:formula="of:=1/[.F3]" office:value-type="float" office:value="0.0033206043499917" calcext:value-type="float">
            <text:p>0.0033206043499917</text:p>
          </table:table-cell>
          <table:table-cell table:formula="of:=1/[.G3]" office:value-type="float" office:value="0.00330961442991891" calcext:value-type="float">
            <text:p>0.00330961442991891</text:p>
          </table:table-cell>
          <table:table-cell table:formula="of:=1/[.H3]" office:value-type="float" office:value="0.0032986970146792" calcext:value-type="float">
            <text:p>0.0032986970146792</text:p>
          </table:table-cell>
          <table:table-cell table:formula="of:=1/[.I3]" office:value-type="float" office:value="0.00328785138911721" calcext:value-type="float">
            <text:p>0.00328785138911721</text:p>
          </table:table-cell>
          <table:table-cell table:formula="of:=1/[.J3]" office:value-type="float" office:value="0.00327707684745207" calcext:value-type="float">
            <text:p>0.00327707684745207</text:p>
          </table:table-cell>
          <table:table-cell table:formula="of:=1/[.K3]" office:value-type="float" office:value="0.00326637269312429" calcext:value-type="float">
            <text:p>0.00326637269312429</text:p>
          </table:table-cell>
          <table:table-cell table:formula="of:=1/[.L3]" office:value-type="float" office:value="0.00325573823864561" calcext:value-type="float">
            <text:p>0.00325573823864561</text:p>
          </table:table-cell>
          <table:table-cell table:formula="of:=1/[.M3]" office:value-type="float" office:value="0.00324517280545189" calcext:value-type="float">
            <text:p>0.00324517280545189</text:p>
          </table:table-cell>
          <table:table-cell table:formula="of:=1/[.N3]" office:value-type="float" office:value="0.00324517280545189" calcext:value-type="float">
            <text:p>0.00324517280545189</text:p>
          </table:table-cell>
          <table:table-cell table:formula="of:=1/[.O3]" office:value-type="float" office:value="0.00325573823864561" calcext:value-type="float">
            <text:p>0.00325573823864561</text:p>
          </table:table-cell>
          <table:table-cell table:formula="of:=1/[.P3]" office:value-type="float" office:value="0.00326637269312429" calcext:value-type="float">
            <text:p>0.00326637269312429</text:p>
          </table:table-cell>
          <table:table-cell table:formula="of:=1/[.Q3]" office:value-type="float" office:value="0.00327707684745207" calcext:value-type="float">
            <text:p>0.00327707684745207</text:p>
          </table:table-cell>
          <table:table-cell table:formula="of:=1/[.R3]" office:value-type="float" office:value="0.00328785138911721" calcext:value-type="float">
            <text:p>0.00328785138911721</text:p>
          </table:table-cell>
          <table:table-cell table:formula="of:=1/[.S3]" office:value-type="float" office:value="0.0032986970146792" calcext:value-type="float">
            <text:p>0.0032986970146792</text:p>
          </table:table-cell>
          <table:table-cell table:formula="of:=1/[.T3]" office:value-type="float" office:value="0.00330961442991891" calcext:value-type="float">
            <text:p>0.00330961442991891</text:p>
          </table:table-cell>
          <table:table-cell table:formula="of:=1/[.U3]" office:value-type="float" office:value="0.0033206043499917" calcext:value-type="float">
            <text:p>0.0033206043499917</text:p>
          </table:table-cell>
          <table:table-cell table:formula="of:=1/[.V3]" office:value-type="float" office:value="0.00333166749958354" calcext:value-type="float">
            <text:p>0.00333166749958354</text:p>
          </table:table-cell>
          <table:table-cell table:formula="of:=1/[.W3]" office:value-type="float" office:value="0.00334280461307037" calcext:value-type="float">
            <text:p>0.00334280461307037</text:p>
          </table:table-cell>
          <table:table-cell table:formula="of:=1/[.X3]" office:value-type="float" office:value="0.00335401643468053" calcext:value-type="float">
            <text:p>0.00335401643468053</text:p>
          </table:table-cell>
          <table:table-cell table:formula="of:=1/[.Y3]" office:value-type="float" office:value="0.00336530371866061" calcext:value-type="float">
            <text:p>0.00336530371866061</text:p>
          </table:table-cell>
        </table:table-row>
        <table:table-row table:style-name="ro1">
          <table:table-cell office:value-type="string" calcext:value-type="string">
            <text:p>ln P</text:p>
          </table:table-cell>
          <table:table-cell table:formula="of:=LN([.B5])" office:value-type="float" office:value="8.8939555288073" calcext:value-type="float">
            <text:p>8.8939555288073</text:p>
          </table:table-cell>
          <table:table-cell table:formula="of:=LN([.C5])" office:value-type="float" office:value="8.94387676718267" calcext:value-type="float">
            <text:p>8.94387676718267</text:p>
          </table:table-cell>
          <table:table-cell table:formula="of:=LN([.D5])" office:value-type="float" office:value="8.99754116133357" calcext:value-type="float">
            <text:p>8.99754116133357</text:p>
          </table:table-cell>
          <table:table-cell table:formula="of:=LN([.E5])" office:value-type="float" office:value="9.05875704318109" calcext:value-type="float">
            <text:p>9.05875704318109</text:p>
          </table:table-cell>
          <table:table-cell table:formula="of:=LN([.F5])" office:value-type="float" office:value="9.13571808431722" calcext:value-type="float">
            <text:p>9.13571808431722</text:p>
          </table:table-cell>
          <table:table-cell table:formula="of:=LN([.G5])" office:value-type="float" office:value="9.18364655088917" calcext:value-type="float">
            <text:p>9.18364655088917</text:p>
          </table:table-cell>
          <table:table-cell table:formula="of:=LN([.H5])" office:value-type="float" office:value="9.23771377215945" calcext:value-type="float">
            <text:p>9.23771377215945</text:p>
          </table:table-cell>
          <table:table-cell table:formula="of:=LN([.I5])" office:value-type="float" office:value="9.28937645644223" calcext:value-type="float">
            <text:p>9.28937645644223</text:p>
          </table:table-cell>
          <table:table-cell table:formula="of:=LN([.J5])" office:value-type="float" office:value="9.3434112805492" calcext:value-type="float">
            <text:p>9.3434112805492</text:p>
          </table:table-cell>
          <table:table-cell table:formula="of:=LN([.K5])" office:value-type="float" office:value="9.39190148970963" calcext:value-type="float">
            <text:p>9.39190148970963</text:p>
          </table:table-cell>
          <table:table-cell table:formula="of:=LN([.L5])" office:value-type="float" office:value="9.45038001946733" calcext:value-type="float">
            <text:p>9.45038001946733</text:p>
          </table:table-cell>
          <table:table-cell table:formula="of:=LN([.M5])" office:value-type="float" office:value="9.50433691903942" calcext:value-type="float">
            <text:p>9.50433691903942</text:p>
          </table:table-cell>
          <table:table-cell table:formula="of:=LN([.N5])" office:value-type="float" office:value="9.50433691903942" calcext:value-type="float">
            <text:p>9.50433691903942</text:p>
          </table:table-cell>
          <table:table-cell table:formula="of:=LN([.O5])" office:value-type="float" office:value="9.4561274620089" calcext:value-type="float">
            <text:p>9.4561274620089</text:p>
          </table:table-cell>
          <table:table-cell table:formula="of:=LN([.P5])" office:value-type="float" office:value="9.40350062555298" calcext:value-type="float">
            <text:p>9.40350062555298</text:p>
          </table:table-cell>
          <table:table-cell table:formula="of:=LN([.Q5])" office:value-type="float" office:value="9.35777002654886" calcext:value-type="float">
            <text:p>9.35777002654886</text:p>
          </table:table-cell>
          <table:table-cell table:formula="of:=LN([.R5])" office:value-type="float" office:value="9.29232667370192" calcext:value-type="float">
            <text:p>9.29232667370192</text:p>
          </table:table-cell>
          <table:table-cell table:formula="of:=LN([.S5])" office:value-type="float" office:value="9.2463617770082" calcext:value-type="float">
            <text:p>9.2463617770082</text:p>
          </table:table-cell>
          <table:table-cell table:formula="of:=LN([.T5])" office:value-type="float" office:value="9.1839201861351" calcext:value-type="float">
            <text:p>9.1839201861351</text:p>
          </table:table-cell>
          <table:table-cell table:formula="of:=LN([.U5])" office:value-type="float" office:value="9.12242309080105" calcext:value-type="float">
            <text:p>9.12242309080105</text:p>
          </table:table-cell>
          <table:table-cell table:formula="of:=LN([.V5])" office:value-type="float" office:value="9.06985798974054" calcext:value-type="float">
            <text:p>9.06985798974054</text:p>
          </table:table-cell>
          <table:table-cell table:formula="of:=LN([.W5])" office:value-type="float" office:value="9.03331996750032" calcext:value-type="float">
            <text:p>9.03331996750032</text:p>
          </table:table-cell>
          <table:table-cell table:formula="of:=LN([.X5])" office:value-type="float" office:value="8.97604928871498" calcext:value-type="float">
            <text:p>8.97604928871498</text:p>
          </table:table-cell>
          <table:table-cell table:formula="of:=LN([.Y5])" office:value-type="float" office:value="8.93601989568745" calcext:value-type="float">
            <text:p>8.93601989568745</text:p>
          </table:table-cell>
        </table:table-row>
        <table:table-row table:style-name="ro1">
          <table:table-cell office:value-type="string" calcext:value-type="string">
            <text:p>L, Дж/моль</text:p>
          </table:table-cell>
          <table:table-cell table:formula="of:=8.31*[.B3]*[.B3]*540/[.B5]" office:value-type="float" office:value="54368.8872262384" calcext:value-type="float">
            <text:p>54368.8872262384</text:p>
          </table:table-cell>
          <table:table-cell table:formula="of:=8.31*[.C3]*[.C3]*540/[.C5]" office:value-type="float" office:value="52070.0607253343" calcext:value-type="float">
            <text:p>52070.0607253343</text:p>
          </table:table-cell>
          <table:table-cell table:formula="of:=8.31*[.D3]*[.D3]*540/[.D5]" office:value-type="float" office:value="49680.9990826369" calcext:value-type="float">
            <text:p>49680.9990826369</text:p>
          </table:table-cell>
          <table:table-cell table:formula="of:=8.31*[.E3]*[.E3]*540/[.E5]" office:value-type="float" office:value="47043.8961114081" calcext:value-type="float">
            <text:p>47043.8961114081</text:p>
          </table:table-cell>
          <table:table-cell table:formula="of:=8.31*[.F3]*[.F3]*540/[.F5]" office:value-type="float" office:value="43849.8958689843" calcext:value-type="float">
            <text:p>43849.8958689843</text:p>
          </table:table-cell>
          <table:table-cell table:formula="of:=8.31*[.G3]*[.G3]*540/[.G5]" office:value-type="float" office:value="42075.8559864047" calcext:value-type="float">
            <text:p>42075.8559864047</text:p>
          </table:table-cell>
          <table:table-cell table:formula="of:=8.31*[.H3]*[.H3]*540/[.H5]" office:value-type="float" office:value="40125.6251872548" calcext:value-type="float">
            <text:p>40125.6251872548</text:p>
          </table:table-cell>
          <table:table-cell table:formula="of:=8.31*[.I3]*[.I3]*540/[.I5]" office:value-type="float" office:value="38357.0757184366" calcext:value-type="float">
            <text:p>38357.0757184366</text:p>
          </table:table-cell>
          <table:table-cell table:formula="of:=8.31*[.J3]*[.J3]*540/[.J5]" office:value-type="float" office:value="36578.8098492856" calcext:value-type="float">
            <text:p>36578.8098492856</text:p>
          </table:table-cell>
          <table:table-cell table:formula="of:=8.31*[.K3]*[.K3]*540/[.K5]" office:value-type="float" office:value="35076.1823839141" calcext:value-type="float">
            <text:p>35076.1823839141</text:p>
          </table:table-cell>
          <table:table-cell table:formula="of:=8.31*[.L3]*[.L3]*540/[.L5]" office:value-type="float" office:value="33300.2833245879" calcext:value-type="float">
            <text:p>33300.2833245879</text:p>
          </table:table-cell>
          <table:table-cell table:formula="of:=8.31*[.M3]*[.M3]*540/[.M5]" office:value-type="float" office:value="31756.896210083" calcext:value-type="float">
            <text:p>31756.896210083</text:p>
          </table:table-cell>
          <table:table-cell table:formula="of:=8.31*[.N3]*[.N3]*540/[.N5]" office:value-type="float" office:value="31756.896210083" calcext:value-type="float">
            <text:p>31756.896210083</text:p>
          </table:table-cell>
          <table:table-cell table:formula="of:=8.31*[.O3]*[.O3]*540/[.O5]" office:value-type="float" office:value="33109.4408130893" calcext:value-type="float">
            <text:p>33109.4408130893</text:p>
          </table:table-cell>
          <table:table-cell table:formula="of:=8.31*[.P3]*[.P3]*540/[.P5]" office:value-type="float" office:value="34671.6794569168" calcext:value-type="float">
            <text:p>34671.6794569168</text:p>
          </table:table-cell>
          <table:table-cell table:formula="of:=8.31*[.Q3]*[.Q3]*540/[.Q5]" office:value-type="float" office:value="36057.3368185531" calcext:value-type="float">
            <text:p>36057.3368185531</text:p>
          </table:table-cell>
          <table:table-cell table:formula="of:=8.31*[.R3]*[.R3]*540/[.R5]" office:value-type="float" office:value="38244.0807733964" calcext:value-type="float">
            <text:p>38244.0807733964</text:p>
          </table:table-cell>
          <table:table-cell table:formula="of:=8.31*[.S3]*[.S3]*540/[.S5]" office:value-type="float" office:value="39780.1147274751" calcext:value-type="float">
            <text:p>39780.1147274751</text:p>
          </table:table-cell>
          <table:table-cell table:formula="of:=8.31*[.T3]*[.T3]*540/[.T5]" office:value-type="float" office:value="42064.3441243017" calcext:value-type="float">
            <text:p>42064.3441243017</text:p>
          </table:table-cell>
          <table:table-cell table:formula="of:=8.31*[.U3]*[.U3]*540/[.U5]" office:value-type="float" office:value="44436.772566678" calcext:value-type="float">
            <text:p>44436.772566678</text:p>
          </table:table-cell>
          <table:table-cell table:formula="of:=8.31*[.V3]*[.V3]*540/[.V5]" office:value-type="float" office:value="46524.5522720918" calcext:value-type="float">
            <text:p>46524.5522720918</text:p>
          </table:table-cell>
          <table:table-cell table:formula="of:=8.31*[.W3]*[.W3]*540/[.W5]" office:value-type="float" office:value="47934.8952662784" calcext:value-type="float">
            <text:p>47934.8952662784</text:p>
          </table:table-cell>
          <table:table-cell table:formula="of:=8.31*[.X3]*[.X3]*540/[.X5]" office:value-type="float" office:value="50421.4969974187" calcext:value-type="float">
            <text:p>50421.4969974187</text:p>
          </table:table-cell>
          <table:table-cell table:formula="of:=8.31*[.Y3]*[.Y3]*540/[.Y5]" office:value-type="float" office:value="52129.3274544301" calcext:value-type="float">
            <text:p>52129.3274544301</text:p>
          </table:table-cell>
        </table:table-row>
        <table:table-row table:style-name="ro1">
          <table:table-cell table:style-name="ce2" office:value-type="string" calcext:value-type="string">
            <text:p>Нагревание</text:p>
          </table:table-cell>
          <table:table-cell table:number-columns-repeated="12"/>
          <table:table-cell table:style-name="ce3" office:value-type="string" calcext:value-type="string">
            <text:p>Охлаждение</text:p>
          </table:table-cell>
          <table:table-cell/>
          <table:table-cell office:value-type="string" calcext:value-type="string">
            <text:p>f(x) = 539.66x – 153110.8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сред L</text:p>
          </table:table-cell>
          <table:table-cell table:formula="of:=4858*8.31" office:value-type="float" office:value="40369.98" calcext:value-type="float">
            <text:p>4036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 график</text:p>
          </table:table-cell>
          <table:table-cell/>
          <table:table-cell office:value-type="string" calcext:value-type="string">
            <text:p>f(x) = -4857.73x + 25.27</text:p>
          </table:table-cell>
          <table:table-cell table:number-columns-repeated="11"/>
          <table:table-cell office:value-type="string" calcext:value-type="string">
            <text:p>2 график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4:11:45.417904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4:30:27.903955411</meta:creation-date>
    <dc:date>2025-03-01T15:21:17.039770516</dc:date>
    <meta:editing-duration>PT1H53M28S</meta:editing-duration>
    <meta:editing-cycles>14</meta:editing-cycles>
    <meta:generator>LibreOffice/24.8.2.1$Linux_X86_64 LibreOffice_project/480$Build-1</meta:generator>
    <meta:document-statistic meta:table-count="1" meta:cell-count="20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4cm" chart:symbol-height="0.4cm" chart:link-data-style-to-source="true" chart:error-category="percentage" chart:error-percentage="0.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81d41a"/>
    </style:style>
    <style:style style:name="ch8" style:family="chart">
      <style:chart-properties chart:error-upper-indicator="true" chart:error-lower-indicator="true" chart:error-category="percentage" chart:error-percentage="0.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tar" chart:symbol-width="0.4cm" chart:symbol-height="0.4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6cm" svg:height="12.637cm" xlink:href=".." xlink:type="simple" chart:class="chart:scatter" chart:style-name="ch1">
        <chart:legend chart:legend-position="end" svg:x="18.344cm" svg:y="5.381cm" style:legend-expansion="high" chart:style-name="ch2"/>
        <chart:plot-area chart:style-name="ch3" table:cell-range-address="Sheet1.A6:Sheet1.Y7" chart:data-source-has-labels="both" svg:x="0.449cm" svg:y="0.252cm" svg:width="17.446cm" svg:height="12.133cm">
          <chart:coordinate-region svg:x="1.204cm" svg:y="0.499cm" svg:width="16.028cm" svg:height="11.146cm"/>
          <chart:axis chart:dimension="x" chart:name="primary-x" chart:style-name="ch4" chartooo:axis-type="auto">
            <chart:categories table:cell-range-address="Sheet1.N6:Sheet1.Y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M7" chart:label-cell-address="Sheet1.A7:Sheet1.A7" chart:class="chart:scatter">
            <chart:domain table:cell-range-address="Sheet1.B6:Sheet1.M6"/>
            <chart:regression-curve chart:style-name="ch7">
              <chart:equation chart:display-equation="true" chart:display-r-square="true"/>
            </chart:regression-curve>
            <chart:error-indicator chart:style-name="ch8" chart:dimension="x"/>
            <chart:error-indicator chart:style-name="ch9" chart:dimension="y"/>
            <chart:data-point/>
            <chart:data-point chart:style-name="ch10"/>
            <chart:data-point/>
            <chart:data-point chart:style-name="ch10"/>
            <chart:data-point chart:repeated="3"/>
            <chart:data-point chart:style-name="ch10"/>
            <chart:data-point chart:repeated="4"/>
          </chart:series>
          <chart:series chart:style-name="ch11" chart:values-cell-range-address="Sheet1.N7:Sheet1.Y7" chart:label-cell-address="Sheet1.A7:Sheet1.A7" chart:class="chart:scatter">
            <chart:domain table:cell-range-address="Sheet1.N6:Sheet1.Y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0324517280545189">
                <text:p>0.00324517280545189</text:p>
                <draw:g>
                  <svg:desc>Sheet1.N6:Sheet1.Y6</svg:desc>
                </draw:g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0.00326637269312429">
                <text:p>0.00326637269312429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0.00330961442991891">
                <text:p>0.00330961442991891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0.00333166749958354">
                <text:p>0.00333166749958354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0.00335401643468053">
                <text:p>0.00335401643468053</text:p>
              </table:table-cell>
              <table:table-cell office:value-type="float" office:value="0.00336530371866061">
                <text:p>0.0033653037186606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336530371866061">
                <text:p>0.00336530371866061</text:p>
                <draw:g>
                  <svg:desc>Sheet1.B6:Sheet1.M6</svg:desc>
                </draw:g>
              </table:table-cell>
              <table:table-cell office:value-type="float" office:value="0.00335401643468053">
                <text:p>0.00335401643468053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0.00333166749958354">
                <text:p>0.00333166749958354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0.00330961442991891">
                <text:p>0.00330961442991891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0.00326637269312429">
                <text:p>0.00326637269312429</text:p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0.00324517280545189">
                <text:p>0.00324517280545189</text:p>
              </table:table-cell>
            </table:table-row>
            <table:table-row>
              <table:table-cell office:value-type="string">
                <text:p>ln P</text:p>
                <draw:g>
                  <svg:desc>Sheet1.A7:Sheet1.A7</svg:desc>
                </draw:g>
              </table:table-cell>
              <table:table-cell office:value-type="float" office:value="8.8939555288073">
                <text:p>8.8939555288073</text:p>
                <draw:g>
                  <svg:desc>Sheet1.B7:Sheet1.M7</svg:desc>
                </draw:g>
              </table:table-cell>
              <table:table-cell office:value-type="float" office:value="8.94387676718267">
                <text:p>8.94387676718267</text:p>
              </table:table-cell>
              <table:table-cell office:value-type="float" office:value="8.99754116133357">
                <text:p>8.99754116133357</text:p>
              </table:table-cell>
              <table:table-cell office:value-type="float" office:value="9.05875704318109">
                <text:p>9.05875704318109</text:p>
              </table:table-cell>
              <table:table-cell office:value-type="float" office:value="9.13571808431722">
                <text:p>9.13571808431722</text:p>
              </table:table-cell>
              <table:table-cell office:value-type="float" office:value="9.18364655088917">
                <text:p>9.18364655088917</text:p>
              </table:table-cell>
              <table:table-cell office:value-type="float" office:value="9.23771377215945">
                <text:p>9.23771377215945</text:p>
              </table:table-cell>
              <table:table-cell office:value-type="float" office:value="9.28937645644223">
                <text:p>9.28937645644223</text:p>
              </table:table-cell>
              <table:table-cell office:value-type="float" office:value="9.3434112805492">
                <text:p>9.3434112805492</text:p>
              </table:table-cell>
              <table:table-cell office:value-type="float" office:value="9.39190148970963">
                <text:p>9.39190148970963</text:p>
              </table:table-cell>
              <table:table-cell office:value-type="float" office:value="9.45038001946733">
                <text:p>9.45038001946733</text:p>
              </table:table-cell>
              <table:table-cell office:value-type="float" office:value="9.50433691903942">
                <text:p>9.5043369190394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324517280545189">
                <text:p>0.00324517280545189</text:p>
                <draw:g>
                  <svg:desc>Sheet1.N6:Sheet1.Y6</svg:desc>
                </draw:g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0.00326637269312429">
                <text:p>0.00326637269312429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0.00330961442991891">
                <text:p>0.00330961442991891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0.00333166749958354">
                <text:p>0.00333166749958354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0.00335401643468053">
                <text:p>0.00335401643468053</text:p>
              </table:table-cell>
              <table:table-cell office:value-type="float" office:value="0.00336530371866061">
                <text:p>0.00336530371866061</text:p>
              </table:table-cell>
            </table:table-row>
            <table:table-row>
              <table:table-cell office:value-type="string">
                <text:p>ln P</text:p>
                <draw:g>
                  <svg:desc>Sheet1.A7:Sheet1.A7</svg:desc>
                </draw:g>
              </table:table-cell>
              <table:table-cell office:value-type="float" office:value="9.50433691903942">
                <text:p>9.50433691903942</text:p>
                <draw:g>
                  <svg:desc>Sheet1.N7:Sheet1.Y7</svg:desc>
                </draw:g>
              </table:table-cell>
              <table:table-cell office:value-type="float" office:value="9.4561274620089">
                <text:p>9.4561274620089</text:p>
              </table:table-cell>
              <table:table-cell office:value-type="float" office:value="9.40350062555298">
                <text:p>9.40350062555298</text:p>
              </table:table-cell>
              <table:table-cell office:value-type="float" office:value="9.35777002654886">
                <text:p>9.35777002654886</text:p>
              </table:table-cell>
              <table:table-cell office:value-type="float" office:value="9.29232667370192">
                <text:p>9.29232667370192</text:p>
              </table:table-cell>
              <table:table-cell office:value-type="float" office:value="9.2463617770082">
                <text:p>9.2463617770082</text:p>
              </table:table-cell>
              <table:table-cell office:value-type="float" office:value="9.1839201861351">
                <text:p>9.1839201861351</text:p>
              </table:table-cell>
              <table:table-cell office:value-type="float" office:value="9.12242309080105">
                <text:p>9.12242309080105</text:p>
              </table:table-cell>
              <table:table-cell office:value-type="float" office:value="9.06985798974054">
                <text:p>9.06985798974054</text:p>
              </table:table-cell>
              <table:table-cell office:value-type="float" office:value="9.03331996750032">
                <text:p>9.03331996750032</text:p>
              </table:table-cell>
              <table:table-cell office:value-type="float" office:value="8.97604928871498">
                <text:p>8.97604928871498</text:p>
              </table:table-cell>
              <table:table-cell office:value-type="float" office:value="8.93601989568745">
                <text:p>8.93601989568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81d41a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76cm" svg:height="12.662cm" xlink:href=".." xlink:type="simple" chart:class="chart:scatter" chart:row-mapping="0" chart:style-name="ch1">
        <chart:legend chart:legend-position="end" svg:x="15.11cm" svg:y="5.69cm" style:legend-expansion="high" chart:style-name="ch2"/>
        <chart:plot-area chart:style-name="ch3" table:cell-range-address="Sheet1.A3:Sheet1.M3 Sheet1.A5:Sheet1.M5" chart:data-source-has-labels="both" svg:x="0.389cm" svg:y="0.253cm" svg:width="14.332cm" svg:height="12.156cm">
          <chart:coordinate-region svg:x="1.663cm" svg:y="0.499cm" svg:width="12.751cm" svg:height="11.17cm"/>
          <chart:axis chart:dimension="x" chart:name="primary-x" chart:style-name="ch4" chartooo:axis-type="auto">
            <chart:categories table:cell-range-address="Sheet1.A3:Sheet1.M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M5" chart:label-cell-address="Sheet1.A5:Sheet1.A5" chart:class="chart:scatter">
            <chart:domain table:cell-range-address="Sheet1.A3:Sheet1.M3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К</text:p>
                <draw:g>
                  <svg:desc>Sheet1.A3:Sheet1.M3</svg:desc>
                </draw:g>
              </table:table-cell>
              <table:table-cell office:value-type="float" office:value="297.15">
                <text:p>297.15</text:p>
              </table:table-cell>
              <table:table-cell office:value-type="float" office:value="298.15">
                <text:p>298.15</text:p>
              </table:table-cell>
              <table:table-cell office:value-type="float" office:value="299.15">
                <text:p>299.15</text:p>
              </table:table-cell>
              <table:table-cell office:value-type="float" office:value="300.15">
                <text:p>300.15</text:p>
              </table:table-cell>
              <table:table-cell office:value-type="float" office:value="301.15">
                <text:p>301.15</text:p>
              </table:table-cell>
              <table:table-cell office:value-type="float" office:value="302.15">
                <text:p>302.15</text:p>
              </table:table-cell>
              <table:table-cell office:value-type="float" office:value="303.15">
                <text:p>303.15</text:p>
              </table:table-cell>
              <table:table-cell office:value-type="float" office:value="304.15">
                <text:p>304.15</text:p>
              </table:table-cell>
              <table:table-cell office:value-type="float" office:value="305.15">
                <text:p>305.15</text:p>
              </table:table-cell>
              <table:table-cell office:value-type="float" office:value="306.15">
                <text:p>306.15</text:p>
              </table:table-cell>
              <table:table-cell office:value-type="float" office:value="307.15">
                <text:p>307.15</text:p>
              </table:table-cell>
              <table:table-cell office:value-type="float" office:value="308.15">
                <text:p>308.1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3:Sheet1.M3</svg:desc>
                </draw:g>
              </table:table-cell>
              <table:table-cell office:value-type="float" office:value="297.15">
                <text:p>297.15</text:p>
              </table:table-cell>
              <table:table-cell office:value-type="float" office:value="298.15">
                <text:p>298.15</text:p>
              </table:table-cell>
              <table:table-cell office:value-type="float" office:value="299.15">
                <text:p>299.15</text:p>
              </table:table-cell>
              <table:table-cell office:value-type="float" office:value="300.15">
                <text:p>300.15</text:p>
              </table:table-cell>
              <table:table-cell office:value-type="float" office:value="301.15">
                <text:p>301.15</text:p>
              </table:table-cell>
              <table:table-cell office:value-type="float" office:value="302.15">
                <text:p>302.15</text:p>
              </table:table-cell>
              <table:table-cell office:value-type="float" office:value="303.15">
                <text:p>303.15</text:p>
              </table:table-cell>
              <table:table-cell office:value-type="float" office:value="304.15">
                <text:p>304.15</text:p>
              </table:table-cell>
              <table:table-cell office:value-type="float" office:value="305.15">
                <text:p>305.15</text:p>
              </table:table-cell>
              <table:table-cell office:value-type="float" office:value="306.15">
                <text:p>306.15</text:p>
              </table:table-cell>
              <table:table-cell office:value-type="float" office:value="307.15">
                <text:p>307.15</text:p>
              </table:table-cell>
              <table:table-cell office:value-type="float" office:value="308.15">
                <text:p>308.15</text:p>
              </table:table-cell>
            </table:table-row>
            <table:table-row>
              <table:table-cell office:value-type="string">
                <text:p>P, Па</text:p>
                <draw:g>
                  <svg:desc>Sheet1.A5:Sheet1.A5</svg:desc>
                </draw:g>
              </table:table-cell>
              <table:table-cell office:value-type="float" office:value="7287.789306">
                <text:p>7287.789306</text:p>
                <draw:g>
                  <svg:desc>Sheet1.B5:Sheet1.M5</svg:desc>
                </draw:g>
              </table:table-cell>
              <table:table-cell office:value-type="float" office:value="7660.83885">
                <text:p>7660.83885</text:p>
              </table:table-cell>
              <table:table-cell office:value-type="float" office:value="8083.1842266">
                <text:p>8083.1842266</text:p>
              </table:table-cell>
              <table:table-cell office:value-type="float" office:value="8593.46271">
                <text:p>8593.46271</text:p>
              </table:table-cell>
              <table:table-cell office:value-type="float" office:value="9280.9397268">
                <text:p>9280.9397268</text:p>
              </table:table-cell>
              <table:table-cell office:value-type="float" office:value="9736.5930984">
                <text:p>9736.5930984</text:p>
              </table:table-cell>
              <table:table-cell office:value-type="float" office:value="10277.5149372">
                <text:p>10277.5149372</text:p>
              </table:table-cell>
              <table:table-cell office:value-type="float" office:value="10822.4337354">
                <text:p>10822.4337354</text:p>
              </table:table-cell>
              <table:table-cell office:value-type="float" office:value="11423.3099652">
                <text:p>11423.3099652</text:p>
              </table:table-cell>
              <table:table-cell office:value-type="float" office:value="11990.8782">
                <text:p>11990.8782</text:p>
              </table:table-cell>
              <table:table-cell office:value-type="float" office:value="12712.9955316">
                <text:p>12712.9955316</text:p>
              </table:table-cell>
              <table:table-cell office:value-type="float" office:value="13417.7927058">
                <text:p>13417.7927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percentage" chart:error-percentage="0.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3"/>
      <style:graphic-properties draw:stroke="none" svg:stroke-width="0.08cm" svg:stroke-color="#ff3838" draw:fill-color="#ff3838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percentage" chart:error-percentage="0.1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percentage" chart:error-percentage="0.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5" style:family="chart">
      <style:graphic-properties draw:stroke="dash" draw:stroke-dash="Dot" svg:stroke-color="#ff3838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378cm" svg:height="14.789cm" xlink:href=".." xlink:type="simple" chart:class="chart:scatter" chart:style-name="ch1">
        <chart:legend chart:legend-position="end" svg:x="17.692cm" svg:y="6.457cm" style:legend-expansion="high" chart:style-name="ch2"/>
        <chart:plot-area chart:style-name="ch3" table:cell-range-address="Sheet1.B6:Sheet1.M7 Sheet1.A9:Sheet1.A9 Sheet1.N9:Sheet1.N9 Sheet1.N7:Sheet1.Y7" chart:data-source-has-labels="column" svg:x="1.544cm" svg:y="0.323cm" svg:width="15.791cm" svg:height="13.149cm">
          <chart:coordinate-region svg:x="2.299cm" svg:y="0.57cm" svg:width="14.373cm" svg:height="12.162cm"/>
          <chart:axis chart:dimension="x" chart:name="primary-x" chart:style-name="ch4">
            <chart:title svg:x="8.812cm" svg:y="13.768cm" chart:style-name="ch5">
              <text:p><text:span text:style-name="T1">1/T, 1/K</text:span></text:p>
            </chart:title>
          </chart:axis>
          <chart:axis chart:dimension="y" chart:name="primary-y" chart:style-name="ch6">
            <chart:title svg:x="0.45cm" svg:y="7.231cm" chart:style-name="ch7">
              <text:p><text:span text:style-name="T1">ln P</text:span></text:p>
            </chart:title>
            <chart:grid chart:style-name="ch8" chart:class="major"/>
          </chart:axis>
          <chart:series chart:style-name="ch9" chart:values-cell-range-address="Sheet1.B7:Sheet1.M7" chart:label-cell-address="Sheet1.A9:Sheet1.A9" chart:class="chart:scatter">
            <chart:domain table:cell-range-address="Sheet1.B6:Sheet1.M6"/>
            <chart:error-indicator chart:style-name="ch10" chart:dimension="x"/>
            <chart:error-indicator chart:style-name="ch11" chart:dimension="y"/>
            <chart:data-point/>
            <chart:data-point chart:style-name="ch12" chart:repeated="7"/>
            <chart:data-point chart:repeated="4"/>
          </chart:series>
          <chart:series chart:style-name="ch13" chart:values-cell-range-address="Sheet1.N7:Sheet1.Y7" chart:label-cell-address="Sheet1.N9:Sheet1.N9" chart:class="chart:scatter">
            <chart:domain table:cell-range-address="Sheet1.N6:Sheet1.Y6"/>
            <chart:regression-curve chart:style-name="ch14"/>
            <chart:error-indicator chart:style-name="ch10" chart:dimension="x"/>
            <chart:error-indicator chart:style-name="ch11" chart:dimension="y"/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336530371866061">
                <text:p>0.00336530371866061</text:p>
                <draw:g>
                  <svg:desc>Sheet1.B6:Sheet1.M6</svg:desc>
                </draw:g>
              </table:table-cell>
              <table:table-cell office:value-type="float" office:value="0.00335401643468053">
                <text:p>0.00335401643468053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0.00333166749958354">
                <text:p>0.00333166749958354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0.00330961442991891">
                <text:p>0.00330961442991891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0.00326637269312429">
                <text:p>0.00326637269312429</text:p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0.00324517280545189">
                <text:p>0.00324517280545189</text:p>
              </table:table-cell>
            </table:table-row>
            <table:table-row>
              <table:table-cell office:value-type="string">
                <text:p>Нагревание</text:p>
                <draw:g>
                  <svg:desc>Sheet1.A9:Sheet1.A9</svg:desc>
                </draw:g>
              </table:table-cell>
              <table:table-cell office:value-type="float" office:value="8.8939555288073">
                <text:p>8.8939555288073</text:p>
                <draw:g>
                  <svg:desc>Sheet1.B7:Sheet1.M7</svg:desc>
                </draw:g>
              </table:table-cell>
              <table:table-cell office:value-type="float" office:value="8.94387676718267">
                <text:p>8.94387676718267</text:p>
              </table:table-cell>
              <table:table-cell office:value-type="float" office:value="8.99754116133357">
                <text:p>8.99754116133357</text:p>
              </table:table-cell>
              <table:table-cell office:value-type="float" office:value="9.05875704318109">
                <text:p>9.05875704318109</text:p>
              </table:table-cell>
              <table:table-cell office:value-type="float" office:value="9.13571808431722">
                <text:p>9.13571808431722</text:p>
              </table:table-cell>
              <table:table-cell office:value-type="float" office:value="9.18364655088917">
                <text:p>9.18364655088917</text:p>
              </table:table-cell>
              <table:table-cell office:value-type="float" office:value="9.23771377215945">
                <text:p>9.23771377215945</text:p>
              </table:table-cell>
              <table:table-cell office:value-type="float" office:value="9.28937645644223">
                <text:p>9.28937645644223</text:p>
              </table:table-cell>
              <table:table-cell office:value-type="float" office:value="9.3434112805492">
                <text:p>9.3434112805492</text:p>
              </table:table-cell>
              <table:table-cell office:value-type="float" office:value="9.39190148970963">
                <text:p>9.39190148970963</text:p>
              </table:table-cell>
              <table:table-cell office:value-type="float" office:value="9.45038001946733">
                <text:p>9.45038001946733</text:p>
              </table:table-cell>
              <table:table-cell office:value-type="float" office:value="9.50433691903942">
                <text:p>9.5043369190394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324517280545189">
                <text:p>0.00324517280545189</text:p>
                <draw:g>
                  <svg:desc>Sheet1.N6:Sheet1.Y6</svg:desc>
                </draw:g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0.00326637269312429">
                <text:p>0.00326637269312429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0.00330961442991891">
                <text:p>0.00330961442991891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0.00333166749958354">
                <text:p>0.00333166749958354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0.00335401643468053">
                <text:p>0.00335401643468053</text:p>
              </table:table-cell>
              <table:table-cell office:value-type="float" office:value="0.00336530371866061">
                <text:p>0.00336530371866061</text:p>
              </table:table-cell>
            </table:table-row>
            <table:table-row>
              <table:table-cell office:value-type="string">
                <text:p>Охлаждение</text:p>
                <draw:g>
                  <svg:desc>Sheet1.N9:Sheet1.N9</svg:desc>
                </draw:g>
              </table:table-cell>
              <table:table-cell office:value-type="float" office:value="9.50433691903942">
                <text:p>9.50433691903942</text:p>
                <draw:g>
                  <svg:desc>Sheet1.N7:Sheet1.Y7</svg:desc>
                </draw:g>
              </table:table-cell>
              <table:table-cell office:value-type="float" office:value="9.4561274620089">
                <text:p>9.4561274620089</text:p>
              </table:table-cell>
              <table:table-cell office:value-type="float" office:value="9.40350062555298">
                <text:p>9.40350062555298</text:p>
              </table:table-cell>
              <table:table-cell office:value-type="float" office:value="9.35777002654886">
                <text:p>9.35777002654886</text:p>
              </table:table-cell>
              <table:table-cell office:value-type="float" office:value="9.29232667370192">
                <text:p>9.29232667370192</text:p>
              </table:table-cell>
              <table:table-cell office:value-type="float" office:value="9.2463617770082">
                <text:p>9.2463617770082</text:p>
              </table:table-cell>
              <table:table-cell office:value-type="float" office:value="9.1839201861351">
                <text:p>9.1839201861351</text:p>
              </table:table-cell>
              <table:table-cell office:value-type="float" office:value="9.12242309080105">
                <text:p>9.12242309080105</text:p>
              </table:table-cell>
              <table:table-cell office:value-type="float" office:value="9.06985798974054">
                <text:p>9.06985798974054</text:p>
              </table:table-cell>
              <table:table-cell office:value-type="float" office:value="9.03331996750032">
                <text:p>9.03331996750032</text:p>
              </table:table-cell>
              <table:table-cell office:value-type="float" office:value="8.97604928871498">
                <text:p>8.97604928871498</text:p>
              </table:table-cell>
              <table:table-cell office:value-type="float" office:value="8.93601989568745">
                <text:p>8.93601989568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percentage" chart:error-percentage="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3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0.1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percentage" chart:error-percentage="3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percentage" chart:error-percentage="3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378cm" svg:height="14.528cm" xlink:href=".." xlink:type="simple" chart:class="chart:scatter" chart:style-name="ch1">
        <chart:legend chart:legend-position="end" svg:x="17.692cm" svg:y="6.327cm" style:legend-expansion="high" chart:style-name="ch2"/>
        <chart:plot-area chart:style-name="ch3" table:cell-range-address="Sheet1.B3:Sheet1.M3 Sheet1.A9:Sheet1.A9 Sheet1.B5:Sheet1.Y5 Sheet1.N9:Sheet1.N9" chart:data-source-has-labels="column" svg:x="1.545cm" svg:y="0.29cm" svg:width="15.68cm" svg:height="12.9cm">
          <chart:coordinate-region svg:x="2.819cm" svg:y="0.536cm" svg:width="14.099cm" svg:height="11.914cm"/>
          <chart:axis chart:dimension="x" chart:name="primary-x" chart:style-name="ch4">
            <chart:title svg:x="9.057cm" svg:y="13.481cm" chart:style-name="ch5">
              <text:p><text:span text:style-name="T1">T, K</text:span></text:p>
            </chart:title>
          </chart:axis>
          <chart:axis chart:dimension="y" chart:name="primary-y" chart:style-name="ch4">
            <chart:title svg:x="0.451cm" svg:y="7.182cm" chart:style-name="ch6">
              <text:p><text:span text:style-name="T1">P, Па</text:span></text:p>
            </chart:title>
            <chart:grid chart:style-name="ch7" chart:class="major"/>
          </chart:axis>
          <chart:series chart:style-name="ch8" chart:values-cell-range-address="Sheet1.B5:Sheet1.M5" chart:label-cell-address="Sheet1.A9:Sheet1.A9" chart:class="chart:scatter">
            <chart:domain table:cell-range-address="Sheet1.B3:Sheet1.M3"/>
            <chart:error-indicator chart:style-name="ch9" chart:dimension="x"/>
            <chart:error-indicator chart:style-name="ch10" chart:dimension="y"/>
            <chart:data-point chart:style-name="ch11"/>
            <chart:data-point chart:repeated="11"/>
          </chart:series>
          <chart:series chart:style-name="ch12" chart:values-cell-range-address="Sheet1.N5:Sheet1.Y5" chart:label-cell-address="Sheet1.N9:Sheet1.N9" chart:class="chart:scatter">
            <chart:domain table:cell-range-address="Sheet1.N3:Sheet1.Y3"/>
            <chart:regression-curve chart:style-name="ch13"/>
            <chart:error-indicator chart:style-name="ch9" chart:dimension="x"/>
            <chart:error-indicator chart:style-name="ch10" chart:dimension="y"/>
            <chart:data-point chart:repeated="9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97.15">
                <text:p>297.15</text:p>
                <draw:g>
                  <svg:desc>Sheet1.B3:Sheet1.M3</svg:desc>
                </draw:g>
              </table:table-cell>
              <table:table-cell office:value-type="float" office:value="298.15">
                <text:p>298.15</text:p>
              </table:table-cell>
              <table:table-cell office:value-type="float" office:value="299.15">
                <text:p>299.15</text:p>
              </table:table-cell>
              <table:table-cell office:value-type="float" office:value="300.15">
                <text:p>300.15</text:p>
              </table:table-cell>
              <table:table-cell office:value-type="float" office:value="301.15">
                <text:p>301.15</text:p>
              </table:table-cell>
              <table:table-cell office:value-type="float" office:value="302.15">
                <text:p>302.15</text:p>
              </table:table-cell>
              <table:table-cell office:value-type="float" office:value="303.15">
                <text:p>303.15</text:p>
              </table:table-cell>
              <table:table-cell office:value-type="float" office:value="304.15">
                <text:p>304.15</text:p>
              </table:table-cell>
              <table:table-cell office:value-type="float" office:value="305.15">
                <text:p>305.15</text:p>
              </table:table-cell>
              <table:table-cell office:value-type="float" office:value="306.15">
                <text:p>306.15</text:p>
              </table:table-cell>
              <table:table-cell office:value-type="float" office:value="307.15">
                <text:p>307.15</text:p>
              </table:table-cell>
              <table:table-cell office:value-type="float" office:value="308.15">
                <text:p>308.15</text:p>
              </table:table-cell>
            </table:table-row>
            <table:table-row>
              <table:table-cell office:value-type="string">
                <text:p>Нагревание</text:p>
                <draw:g>
                  <svg:desc>Sheet1.A9:Sheet1.A9</svg:desc>
                </draw:g>
              </table:table-cell>
              <table:table-cell office:value-type="float" office:value="7287.789306">
                <text:p>7287.789306</text:p>
                <draw:g>
                  <svg:desc>Sheet1.B5:Sheet1.M5</svg:desc>
                </draw:g>
              </table:table-cell>
              <table:table-cell office:value-type="float" office:value="7660.83885">
                <text:p>7660.83885</text:p>
              </table:table-cell>
              <table:table-cell office:value-type="float" office:value="8083.1842266">
                <text:p>8083.1842266</text:p>
              </table:table-cell>
              <table:table-cell office:value-type="float" office:value="8593.46271">
                <text:p>8593.46271</text:p>
              </table:table-cell>
              <table:table-cell office:value-type="float" office:value="9280.9397268">
                <text:p>9280.9397268</text:p>
              </table:table-cell>
              <table:table-cell office:value-type="float" office:value="9736.5930984">
                <text:p>9736.5930984</text:p>
              </table:table-cell>
              <table:table-cell office:value-type="float" office:value="10277.5149372">
                <text:p>10277.5149372</text:p>
              </table:table-cell>
              <table:table-cell office:value-type="float" office:value="10822.4337354">
                <text:p>10822.4337354</text:p>
              </table:table-cell>
              <table:table-cell office:value-type="float" office:value="11423.3099652">
                <text:p>11423.3099652</text:p>
              </table:table-cell>
              <table:table-cell office:value-type="float" office:value="11990.8782">
                <text:p>11990.8782</text:p>
              </table:table-cell>
              <table:table-cell office:value-type="float" office:value="12712.9955316">
                <text:p>12712.9955316</text:p>
              </table:table-cell>
              <table:table-cell office:value-type="float" office:value="13417.7927058">
                <text:p>13417.792705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08.15">
                <text:p>308.15</text:p>
                <draw:g>
                  <svg:desc>Sheet1.N3:Sheet1.Y3</svg:desc>
                </draw:g>
              </table:table-cell>
              <table:table-cell office:value-type="float" office:value="307.15">
                <text:p>307.15</text:p>
              </table:table-cell>
              <table:table-cell office:value-type="float" office:value="306.15">
                <text:p>306.15</text:p>
              </table:table-cell>
              <table:table-cell office:value-type="float" office:value="305.15">
                <text:p>305.15</text:p>
              </table:table-cell>
              <table:table-cell office:value-type="float" office:value="304.15">
                <text:p>304.15</text:p>
              </table:table-cell>
              <table:table-cell office:value-type="float" office:value="303.15">
                <text:p>303.15</text:p>
              </table:table-cell>
              <table:table-cell office:value-type="float" office:value="302.15">
                <text:p>302.15</text:p>
              </table:table-cell>
              <table:table-cell office:value-type="float" office:value="301.15">
                <text:p>301.15</text:p>
              </table:table-cell>
              <table:table-cell office:value-type="float" office:value="300.15">
                <text:p>300.15</text:p>
              </table:table-cell>
              <table:table-cell office:value-type="float" office:value="299.15">
                <text:p>299.15</text:p>
              </table:table-cell>
              <table:table-cell office:value-type="float" office:value="298.15">
                <text:p>298.15</text:p>
              </table:table-cell>
              <table:table-cell office:value-type="float" office:value="297.15">
                <text:p>297.15</text:p>
              </table:table-cell>
            </table:table-row>
            <table:table-row>
              <table:table-cell office:value-type="string">
                <text:p>Охлаждение</text:p>
                <draw:g>
                  <svg:desc>Sheet1.N9:Sheet1.N9</svg:desc>
                </draw:g>
              </table:table-cell>
              <table:table-cell office:value-type="float" office:value="13417.7927058">
                <text:p>13417.7927058</text:p>
                <draw:g>
                  <svg:desc>Sheet1.N5:Sheet1.Y5</svg:desc>
                </draw:g>
              </table:table-cell>
              <table:table-cell office:value-type="float" office:value="12786.2731206">
                <text:p>12786.2731206</text:p>
              </table:table-cell>
              <table:table-cell office:value-type="float" office:value="12130.771779">
                <text:p>12130.771779</text:p>
              </table:table-cell>
              <table:table-cell office:value-type="float" office:value="11588.5176204">
                <text:p>11588.5176204</text:p>
              </table:table-cell>
              <table:table-cell office:value-type="float" office:value="10854.4094106">
                <text:p>10854.4094106</text:p>
              </table:table-cell>
              <table:table-cell office:value-type="float" office:value="10366.7803638">
                <text:p>10366.7803638</text:p>
              </table:table-cell>
              <table:table-cell office:value-type="float" office:value="9739.257738">
                <text:p>9739.257738</text:p>
              </table:table-cell>
              <table:table-cell office:value-type="float" office:value="9158.3663052">
                <text:p>9158.3663052</text:p>
              </table:table-cell>
              <table:table-cell office:value-type="float" office:value="8689.3897356">
                <text:p>8689.3897356</text:p>
              </table:table-cell>
              <table:table-cell office:value-type="float" office:value="8377.6269024">
                <text:p>8377.6269024</text:p>
              </table:table-cell>
              <table:table-cell office:value-type="float" office:value="7911.3149724">
                <text:p>7911.3149724</text:p>
              </table:table-cell>
              <table:table-cell office:value-type="float" office:value="7600.884459">
                <text:p>7600.8844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